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000000" fo:letter-spacing="normal"/>
    </style:style>
    <style:style style:name="T1"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1) Sé que quieres, se te nota By Lalo Chávez - Pistos Pits Esperanza Ir a la sección de noticias Facebook PerlÏtaa Inicio 0 Buscar amigos 0 Solicitudes de amistad Solicitudes de amistad Buscar amigos · Configuración Solicitudes de amistad Ver todas 0 Mensajes Mensajes Marcar todos como leídos · Nuevo mensaje Recientes Solicitudes de mensajes Ver todo en Messenger 1 Notificaciones Notificaciones Marcar todas como leídas · Configuración Notificaciones Ver todas Configuración de la cuenta Publicado por Pistos Pits Esperanza 5.501.549 reproducciones Pistos Pits Esperanza 5.501.549 reproducciones Me gusta Mostrar más reacciones share Compartir Me gusta esta página Pistos Pits Esperanza · 5 de mayo de 2015 · Sé que quieres, se te nota By Lalo Chávez 5,5 millones reproducciones Me gusta Mostrar más reacciones Comentar Compartir Comentarios destacados 18.186 2.801 795 21.915 21.915 143.393 veces compartido 10.107 comentarios Comentarios Escribe un comentario... Rull Jonhatan Las rubias de abajo Sotelo !!! Que el calor esta pffff Me gusta Mostrar más reacciones · Responder · 4 4 · 12 de junio de 2015 a las 15:08 Administrar 1 respuesta Leonor Mendizabal Tapia Para que sufran un poco pir la ley seca de mañana jajjajJa Me gusta Mostrar más reacciones · Responder · 4 4 · 7 de junio de 2015 a las 5:11 Administrar 3 respuestas Edgar Muñiz Jjjajaja asi voy a estar con este proyecto que tengo Me gusta Mostrar más reacciones · Responder · 2 1 3 · 3 de junio de 2015 a las 21:56 Administrar Pauliis AramBula Jajaj hasta se antoja Me gusta Mostrar más reacciones · Responder · 2 2 · 8 de mayo de 2015 a las 13:38 Administrar Aleejandra Williams Erick OB jaja para aplicar el pre-cumpleaños , cumpleaños, festejando toda la semana porque dejare de ser callada tímida inocente y tener la mirada ...... ? Me gusta Mostrar más reacciones · Responder · 2 2 · 7 de mayo de 2015 a las 23:26 Administrar 2 respuestas Brian Ramirez Jajaj nombre ni se que es eso Me gusta Mostrar más reacciones · Responder · 2 2 · 7 de mayo de 2015 a las 23:19 Administrar 1 respuesta Yesenia Araujo Como no que riiiiiico....... Me gusta Mostrar más reacciones · Responder · 1 1 · 7 de mayo de 2015 a las 22:45 Administrar Alfonso Moreno no te preocupes viejo te invito con el chino Me gusta Mostrar más reacciones · Responder · 1 1 · 7 de mayo de 2015 a las 19:15 Administrar Rogermix Rosas camara carnal que te pasa alejandro najera Me gusta Mostrar más reacciones · Responder · 2 2 · 7 de mayo de 2015 a las 15:43 Administrar Giovanni Quetzal Coatl Si Saúl, y más cuando prometes que ya no tomaras! Me gusta Mostrar más reacciones · Responder · 1 1 · 7 de mayo de 2015 a las 15:21 Administrar Eduardo Padilla Ortiz .:todo esta bien menos la pinche musiquita:. Me gusta Mostrar más reacciones · Responder · 2 2 · 7 de mayo de 2015 a las 14:50 Administrar Karina Cervantes Oye que te pasa. ¡Que rico! :v Me gusta Mostrar más reacciones · Responder · 2 2 · 7 de mayo de 2015 a las 10:58 Administrar 2 respuestas Angelica Mireya Jiménez Santiago Con estos calorones si se antoja ? Me gusta Mostrar más reacciones · Responder · 1 1 · 7 de mayo de 2015 a las 6:42 Administrar Janelle Ortega Se me hizo agua la bocaaaaaa Me gusta Mostrar más reacciones · Responder · 1 1 · 7 de mayo de 2015 a la 1:31 Administrar Diego Roman jajajaja ahuevo perra envidiame jajaja, ya te imagino llegando luego luego, a la esquina por tus 10 jajaja Me gusta Mostrar más reacciones · Responder · 1 1 · 7 de mayo de 2015 a las 0:02 Administrar Jesus Santillan Weer se ke kieres xD Me gusta Mostrar más reacciones · Responder · 1 1 · 6 de mayo de 2015 a las 21:31 Administrar 3 respuestas Alfredo Sanchez se la mega mamaron, gracias por hacerme reir cada que lo veo xD Me gusta Mostrar más reacciones · Responder · 1 1 · 6 de mayo de 2015 a las 21:25 Administrar Yhovani García Jajajajajajaja así no se puede. Me gusta Mostrar más reacciones · Responder · 2 2 · 6 de mayo de 2015 a las 19:13 Administrar Rubisel Damas Gracias pero hoy no es weekend Me gusta Mostrar más reacciones · Responder · 1 1 · 6 de mayo de 2015 a las 16:32 Administrar Polipoket Resendis Se antojan vien frias Me gusta Mostrar más reacciones · Responder · 1 1 · 6 de mayo de 2015 a las 10:35 Administrar Ian Ruiz El. Viernes ahinque hacer unas asi andres Me gusta Mostrar más reacciones · Responder · 5 5 · 5 de mayo de 2015 a las 23:25 Administrar 2 respuestas Arantza Contreras @carla Gonzalez Me gusta Mostrar más reacciones · Responder · 5 5 · 5 de mayo de 2015 a las 23:08 Administrar 4 respuestas Olga Rojas Hay chamaquito si apenas es martes y ya estás con la tentación: ) Me gusta Mostrar más reacciones · Responder · 3 3 · 5 de mayo de 2015 a las 22:36 Administrar LuizithOo Valladoo Jaja che chaviithoO Me gusta </text:span><text:soft-page-break/><text:span text:style-name="T1">Mostrar más reacciones · Responder · 5 5 · 6 de mayo de 2015 a las 0:18 Administrar Gus Fuentes JAJAJAJAJAJAJAJA ESTOY IGUALITO QUE EL CHAVO Me gusta Mostrar más reacciones · Responder · 45 1 46 · 5 de mayo de 2015 a las 23:36 Administrar Ver respuestas anteriores Alfonso Luna .u Ñp ... Ver más Me gusta Mostrar más reacciones · Responder · 1 1 · 6 de mayo de 2015 a las 12:22 Administrar Ver más respuestas Fernanda Montoya Mira Oscar Jajajajaja así te pones ? ? ? ah no es cierto ¡Te Amo! Mi amor &amp;lt;3 Me gusta Mostrar más reacciones · Responder · 3 3 · 5 de mayo de 2015 a las 23:28 Administrar 4 respuestas Jorge Escobar Olan Darcy Rebolledo .... no se que me recuerda a ti, si la canción o el contenido... jajaja te amo!! Me gusta Mostrar más reacciones · Responder · 1 1 · 6 de mayo de 2015 a las 20:37 Administrar 1 respuesta Esteban Méndez Videos que hacen que te recuerde jajajajaja Less GH Te amo ❤️ Me gusta Mostrar más reacciones · Responder · 2 2 · 6 de mayo de 2015 a las 22:48 Administrar 6 respuestas Ann Merchant Muñoz Asi nosotras Patricia jajajaja Se que quieres se te nota jaja Me gusta Mostrar más reacciones · Responder · 2 2 · 5 de mayo de 2015 a las 22:20 Administrar 2 respuestas Nico Snøw Cmo se llama la canción Me gusta Mostrar más reacciones · Responder · 3 1 4 · 12 de mayo de 2015 a las 14:54 Administrar Canelita Hz Cualquier parecido con la realidad es pura coincidencia Pedro Antonio Me gusta Mostrar más reacciones · Responder · 2 2 · 5 de mayo de 2015 a las 22:49 Administrar 2 respuestas Zemaria Torres Azariel Alexis ustedes cuando se quieren hacer los fuertes jajajaj Me gusta Mostrar más reacciones · Responder · 2 1 3 · 23 de junio a las 16:23 Administrar 7 respuestas Paola Ortega Anahi Ortega tú ayer que canito preguntaba que queríamos de la tienda jajajajajajaja ? Me gusta Mostrar más reacciones · Responder · 1 1 2 · 23 de junio a las 16:07 Administrar 3 respuestas Vania Desirée Milton no se porque me recordo a ti, si tú ni tomas papasito ? Me gusta Mostrar más reacciones · Responder · 1 1 · 21 de junio a las 23:44 Administrar 3 respuestas Diana Flores Richy Flores ajaja la cancion y el chavo del 8 pa' que veas como sufre. Me gusta Mostrar más reacciones · Responder · 2 1 3 · 18 de junio a las 12:48 Administrar 1 respuesta Erasmo De La Kruz Q noda compas como nos caidria unas coronitas este dia del padre Me gusta Mostrar más reacciones · Responder · 1 1 · 18 de junio a las 11:19 Administrar Alfredo Esquivel Mari Arguello Y no se alcohólico pero me está llamando una cerveza jajajaja Me gusta Mostrar más reacciones · Responder · 1 1 · 18 de junio a las 11:16 Administrar Estefany LM Luis Garcia hermanito :v ese eras tu en cuernavaca ? ? ? todos tomando y tu viendo xd xd ? ? y muy pronto lo volveras hacer en Guadalajara ? ? ? Me gusta Mostrar más reacciones · Responder · 1 1 · 18 de junio a las 10:59 · Editado Administrar 5 respuestas Javier Ruiz Nomas pal antojo al rato yga la familia ruiz pa ber el box las pones a enfriar chikito Me gusta Mostrar más reacciones · Responder · 3 3 · 6 de mayo a las 15:02 Administrar Leticia Hernandez Lorenzo Esto me lo publicaste hace un año Nayely Nava Luna pero estoy segura de Que ahora tu te mueres de las ganas jajajajajajaja Me gusta Mostrar más reacciones · Responder · 1 1 · 21 de junio de 2016 a las 9:27 Administrar Faby Perales Mariana Fuentes nosotras cada que vemos la publicación de las bebidas ? Me gusta Mostrar más reacciones · Responder · 2 2 · 13 de junio a las 7:35 Administrar 1 respuesta Marycruz Perea Miguel tú, siempre, por los siglos de los siglos jajajajaja Me gusta Mostrar más reacciones · Responder · 1 1 · 22 de octubre de 2016 a las 20:01 Administrar 3 respuestas Carlos LM Abril Valeria se que quiere en, se les nota!! ? ? ? Me gusta Mostrar más reacciones · Responder · 1 1 2 · 13 de junio a las 9:22 Administrar 1 respuesta Jaqueline Edith Jairo Hernández ? mira este video, ya no estes enojado conmigo. Me gusta Mostrar más reacciones · Responder · 2 2 · 6 de mayo a las 16:20 Administrar Jazmin Fonseca Tu comadre Anaii Esquivel cuando ves una asi jajaj ? ? ? ? Me gusta Mostrar más reacciones · Responder · 1 1 · 6 de mayo a las 8:00 Administrar 3 respuestas Julio Cesár Ruíz Estevéz Hoskkarr Green asi te pones cuando ves pisto jajajaja Me gusta Mostrar más reacciones · Responder · 1 1 · 16 de junio a las 9:55 Administrar Karla Ramírez Alejandro Llanas Snc siempre me acuerdo de ti com este vídeo jajajajaja Me gusta Mostrar más reacciones · Responder · 2 2 · 13 de junio a las 9:41 Administrar 1 respuesta Sulffer Lesciuer Mariiana Gonzalez Franco jajajajajsja así están los borrachos cuando andas trabajando? Me gusta Mostrar más reacciones · Responder · 1 1 2 · 9 de mayo a las 9:25 Administrar </text:span><text:soft-page-break/><text:span text:style-name="T1">2 respuestas Gaby Herrera Cano Fernando , Adrián no sé por qué pensé en ustedes :p Me gusta Mostrar más reacciones · Responder · 1 1 · 7 de mayo a las 13:06 Administrar 4 respuestas 49 de 10.107 Ver más comentarios Videos relacionados Dios no esta muerto 2 Cuando te dejan sin palabras. 3:12 · 33.372.232 reproducciones Locura extrema Por jugarle al vrg 5:45 · 4.755.313 reproducciones Páginas sugeridas Ver todas El Tepic del Siglo XXI A 83 personas les gusta esto. Me gusta Sonido premier A Paul Mauricio le gusta esto. Me gusta Personas que quizá conozcas Ver todas Mariana Alvarez 1 amigo en común Agregar a amigos Español · English (US) · Português (Brasil) · Français (France) · Deutsch Privacidad · Condiciones · Publicidad · Opciones de anuncios · Cookies · Más Facebook © 2017 Chat (3) Chat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4:58:10.685319549</meta:creation-date>
    <dc:date>2017-11-09T14:58:24.809609980</dc:date>
    <meta:editing-duration>PT14S</meta:editing-duration>
    <meta:editing-cycles>1</meta:editing-cycles>
    <meta:document-statistic meta:table-count="0" meta:image-count="0" meta:object-count="0" meta:page-count="3" meta:paragraph-count="1" meta:word-count="1937" meta:character-count="10294" meta:non-whitespace-character-count="8356"/>
    <meta:generator>LibreOffice/5.1.6.2$Linux_X86_64 LibreOffice_project/10m0$Build-2</meta:generator>
  </office:meta>
</office:document-meta>
</file>